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7.39mm"/>
    </style:style>
    <style:style style:name="co2" style:family="table-column">
      <style:table-column-properties fo:break-before="auto" style:column-width="24.27mm"/>
    </style:style>
    <style:style style:name="co3" style:family="table-column">
      <style:table-column-properties fo:break-before="auto" style:column-width="27.23mm"/>
    </style:style>
    <style:style style:name="co4" style:family="table-column">
      <style:table-column-properties fo:break-before="auto" style:column-width="26.25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30.94mm"/>
    </style:style>
    <style:style style:name="co7" style:family="table-column">
      <style:table-column-properties fo:break-before="auto" style:column-width="22.52mm"/>
    </style:style>
    <style:style style:name="co8" style:family="table-column">
      <style:table-column-properties fo:break-before="auto" style:column-width="12.38mm"/>
    </style:style>
    <style:style style:name="co9" style:family="table-column">
      <style:table-column-properties fo:break-before="auto" style:column-width="19.81mm"/>
    </style:style>
    <style:style style:name="co10" style:family="table-column">
      <style:table-column-properties fo:break-before="auto" style:column-width="9.15mm"/>
    </style:style>
    <style:style style:name="co11" style:family="table-column">
      <style:table-column-properties fo:break-before="auto" style:column-width="162.9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8.96mm"/>
    </style:style>
    <style:style style:name="co14" style:family="table-column">
      <style:table-column-properties fo:break-before="auto" style:column-width="189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ackground-color="#81d41a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SP32 IO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3" office:value-type="string" calcext:value-type="string">
            <text:p>Subsystem</text:p>
          </table:table-cell>
          <table:table-cell table:style-name="ce13" office:value-type="string" calcext:value-type="string">
            <text:p>Device</text:p>
          </table:table-cell>
          <table:table-cell table:style-name="ce13" office:value-type="string" calcext:value-type="string">
            <text:p>Bus</text:p>
          </table:table-cell>
          <table:table-cell table:style-name="ce13" office:value-type="string" calcext:value-type="string">
            <text:p>Peripheral</text:p>
          </table:table-cell>
          <table:table-cell table:style-name="ce13" office:value-type="string" calcext:value-type="string">
            <text:p>TR20 Signal</text:p>
          </table:table-cell>
          <table:table-cell table:style-name="ce13" office:value-type="string" calcext:value-type="string">
            <text:p>ESP32 Signal</text:p>
          </table:table-cell>
          <table:table-cell table:style-name="ce13" office:value-type="string" calcext:value-type="string">
            <text:p>ESP32 Mux</text:p>
          </table:table-cell>
          <table:table-cell table:style-name="ce13" office:value-type="string" calcext:value-type="string">
            <text:p>GPIO</text:p>
          </table:table-cell>
          <table:table-cell table:style-name="ce13" office:value-type="string" calcext:value-type="string">
            <text:p>WROVER</text:p>
          </table:table-cell>
          <table:table-cell table:style-name="ce13" office:value-type="string" calcext:value-type="string">
            <text:p>Dir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2"/>
          <table:table-cell/>
        </table:table-row>
        <table:table-row table:style-name="ro1">
          <table:table-cell table:style-name="ce14" office:value-type="string" calcext:value-type="string">
            <text:p>External memory bus</text:p>
          </table:table-cell>
          <table:table-cell table:style-name="ce14"/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SPI0</text:p>
          </table:table-cell>
          <table:table-cell table:style-name="ce14" office:value-type="string" calcext:value-type="string">
            <text:p>nc</text:p>
          </table:table-cell>
          <table:table-cell table:style-name="ce14"/>
          <table:table-cell table:style-name="ce16" office:value-type="string" calcext:value-type="string">
            <text:p>IO_MUX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1015"/>
          <table:table-cell table:style-name="ce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SPI0</text:p>
          </table:table-cell>
          <table:table-cell table:style-name="ce14" office:value-type="string" calcext:value-type="string">
            <text:p>nc</text:p>
          </table:table-cell>
          <table:table-cell table:style-name="ce14"/>
          <table:table-cell table:style-name="ce16" office:value-type="string" calcext:value-type="string">
            <text:p>IO_MUX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1015"/>
          <table:table-cell table:style-name="ce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SPI0</text:p>
          </table:table-cell>
          <table:table-cell table:style-name="ce14" office:value-type="string" calcext:value-type="string">
            <text:p>nc</text:p>
          </table:table-cell>
          <table:table-cell table:style-name="ce14"/>
          <table:table-cell table:style-name="ce16" office:value-type="string" calcext:value-type="string">
            <text:p>IO_MUX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1015"/>
          <table:table-cell table:style-name="ce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SPI0</text:p>
          </table:table-cell>
          <table:table-cell table:style-name="ce14" office:value-type="string" calcext:value-type="string">
            <text:p>nc</text:p>
          </table:table-cell>
          <table:table-cell table:style-name="ce14"/>
          <table:table-cell table:style-name="ce16" office:value-type="string" calcext:value-type="string">
            <text:p>IO_MUX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1015"/>
          <table:table-cell table:style-name="ce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SPI0</text:p>
          </table:table-cell>
          <table:table-cell table:style-name="ce14" office:value-type="string" calcext:value-type="string">
            <text:p>nc</text:p>
          </table:table-cell>
          <table:table-cell table:style-name="ce14"/>
          <table:table-cell table:style-name="ce16" office:value-type="string" calcext:value-type="string">
            <text:p>IO_MUX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1015"/>
          <table:table-cell table:style-name="ce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SPI0</text:p>
          </table:table-cell>
          <table:table-cell table:style-name="ce14" office:value-type="string" calcext:value-type="string">
            <text:p>nc</text:p>
          </table:table-cell>
          <table:table-cell table:style-name="ce14"/>
          <table:table-cell table:style-name="ce16" office:value-type="string" calcext:value-type="string">
            <text:p>IO_MUX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1015"/>
          <table:table-cell table:style-name="ce16"/>
        </table:table-row>
        <table:table-row table:style-name="ro1" table:number-rows-repeated="2">
          <table:table-cell table:style-name="ce15" table:number-columns-repeated="8"/>
          <table:table-cell/>
          <table:table-cell table:style-name="ce15" table:number-columns-repeated="1014"/>
          <table:table-cell/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GDEH029A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PI3 (VSPI)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VSPID</text:p>
          </table:table-cell>
          <table:table-cell office:value-type="string" calcext:value-type="string">
            <text:p>IO_MUX</text:p>
          </table:table-cell>
          <table:table-cell office:value-type="float" office:value="23" calcext:value-type="float">
            <text:p>23</text:p>
          </table:table-cell>
          <table:table-cell table:formula="of:=INDEX([.$D$55:.$D$78];MATCH([.H10];[.$A$55:.$A$78]))"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3 (VSPI)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VSPICLK</text:p>
          </table:table-cell>
          <table:table-cell office:value-type="string" calcext:value-type="string">
            <text:p>IO_MUX</text:p>
          </table:table-cell>
          <table:table-cell office:value-type="float" office:value="18" calcext:value-type="float">
            <text:p>18</text:p>
          </table:table-cell>
          <table:table-cell table:formula="of:=INDEX([.$D$55:.$D$78];MATCH([.H11];[.$A$55:.$A$78]))"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?</text:p>
          </table:table-cell>
          <table:table-cell office:value-type="string" calcext:value-type="string">
            <text:p>!DISP_CS</text:p>
          </table:table-cell>
          <table:table-cell office:value-type="string" calcext:value-type="string">
            <text:p>VSPICS0</text:p>
          </table:table-cell>
          <table:table-cell office:value-type="string" calcext:value-type="string">
            <text:p>GPIO</text:p>
          </table:table-cell>
          <table:table-cell table:style-name="ce17" office:value-type="float" office:value="19" calcext:value-type="float">
            <text:p>19</text:p>
          </table:table-cell>
          <table:table-cell table:formula="of:=INDEX([.$D$55:.$D$78];MATCH([.H12];[.$A$55:.$A$78]))"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oks like we’re driving this manually in the display driver, not using the SPI peripheral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!DC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27" calcext:value-type="float">
            <text:p>27</text:p>
          </table:table-cell>
          <table:table-cell table:formula="of:=INDEX([.$D$55:.$D$78];MATCH([.H13];[.$A$55:.$A$78]))"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DISP_BUSY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13" calcext:value-type="float">
            <text:p>13</text:p>
          </table:table-cell>
          <table:table-cell table:formula="of:=INDEX([.$D$55:.$D$78];MATCH([.H14];[.$A$55:.$A$78]))"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!DISP_RESET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0" calcext:value-type="float">
            <text:p>0</text:p>
          </table:table-cell>
          <table:table-cell table:formula="of:=INDEX([.$D$55:.$D$78];MATCH([.H15];[.$A$55:.$A$78]))"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!RES reset line on display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IQS550</text:p>
          </table:table-cell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EXT0_SDA</text:p>
          </table:table-cell>
          <table:table-cell office:value-type="string" calcext:value-type="string">
            <text:p>GPIO</text:p>
          </table:table-cell>
          <table:table-cell office:value-type="float" office:value="4" calcext:value-type="float">
            <text:p>4</text:p>
          </table:table-cell>
          <table:table-cell table:formula="of:=INDEX([.$D$55:.$D$78];MATCH([.H17];[.$A$55:.$A$78]))" office:value-type="float" office:value="26" calcext:value-type="float">
            <text:p>26</text:p>
          </table:table-cell>
          <table:table-cell office:value-type="string" calcext:value-type="string">
            <text:p>io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EXT0_SCL</text:p>
          </table:table-cell>
          <table:table-cell office:value-type="string" calcext:value-type="string">
            <text:p>GPIO</text:p>
          </table:table-cell>
          <table:table-cell office:value-type="float" office:value="5" calcext:value-type="float">
            <text:p>5</text:p>
          </table:table-cell>
          <table:table-cell table:formula="of:=INDEX([.$D$55:.$D$78];MATCH([.H18];[.$A$55:.$A$78]))"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IQ_INT</text:p>
          </table:table-cell>
          <table:table-cell/>
          <table:table-cell office:value-type="string" calcext:value-type="string">
            <text:p>GPIO</text:p>
          </table:table-cell>
          <table:table-cell table:style-name="ce17" office:value-type="float" office:value="36" calcext:value-type="float">
            <text:p>36</text:p>
          </table:table-cell>
          <table:table-cell table:formula="of:=INDEX([.$D$55:.$D$78];MATCH([.H19];[.$A$55:.$A$78]))"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p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2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tty Add-On</text:p>
          </table:table-cell>
          <table:table-cell/>
          <table:table-cell office:value-type="string" calcext:value-type="string">
            <text:p>I2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ystick / Buttons</text:p>
          </table:table-cell>
          <table:table-cell office:value-type="string" calcext:value-type="string">
            <text:p>PCA9555</text:p>
          </table:table-cell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DA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4" calcext:value-type="float">
            <text:p>4</text:p>
          </table:table-cell>
          <table:table-cell table:formula="of:=INDEX([.$D$55:.$D$78];MATCH([.H25];[.$A$55:.$A$78]))" office:value-type="float" office:value="26" calcext:value-type="float">
            <text:p>26</text:p>
          </table:table-cell>
          <table:table-cell office:value-type="string" calcext:value-type="string">
            <text:p>io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CL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5" calcext:value-type="float">
            <text:p>5</text:p>
          </table:table-cell>
          <table:table-cell table:formula="of:=INDEX([.$D$55:.$D$78];MATCH([.H26];[.$A$55:.$A$78]))"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BTN_INT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39" calcext:value-type="float">
            <text:p>39</text:p>
          </table:table-cell>
          <table:table-cell table:formula="of:=INDEX([.$D$55:.$D$78];MATCH([.H27];[.$A$55:.$A$78]))"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B-serial</text:p>
          </table:table-cell>
          <table:table-cell office:value-type="string" calcext:value-type="string">
            <text:p>CP2102N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U0TXD</text:p>
          </table:table-cell>
          <table:table-cell office:value-type="string" calcext:value-type="string">
            <text:p>IO_MUX</text:p>
          </table:table-cell>
          <table:table-cell office:value-type="float" office:value="1" calcext:value-type="float">
            <text:p>1</text:p>
          </table:table-cell>
          <table:table-cell table:formula="of:=INDEX([.$D$55:.$D$78];MATCH([.H29];[.$A$55:.$A$78]))"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U0RXD</text:p>
          </table:table-cell>
          <table:table-cell office:value-type="string" calcext:value-type="string">
            <text:p>IO_MUX</text:p>
          </table:table-cell>
          <table:table-cell office:value-type="float" office:value="3" calcext:value-type="float">
            <text:p>3</text:p>
          </table:table-cell>
          <table:table-cell table:formula="of:=INDEX([.$D$55:.$D$78];MATCH([.H30];[.$A$55:.$A$78]))" office:value-type="float" office:value="34" calcext:value-type="float">
            <text:p>34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PCM5100A</text:p>
          </table:table-cell>
          <table:table-cell office:value-type="string" calcext:value-type="string">
            <text:p>I2S</text:p>
          </table:table-cell>
          <table:table-cell office:value-type="string" calcext:value-type="string">
            <text:p>I2S0</text:p>
          </table:table-cell>
          <table:table-cell office:value-type="string" calcext:value-type="string">
            <text:p>I2S_SD</text:p>
          </table:table-cell>
          <table:table-cell/>
          <table:table-cell office:value-type="string" calcext:value-type="string">
            <text:p>GPIO</text:p>
          </table:table-cell>
          <table:table-cell table:style-name="ce17" office:value-type="float" office:value="25" calcext:value-type="float">
            <text:p>25</text:p>
          </table:table-cell>
          <table:table-cell table:formula="of:=INDEX([.$D$55:.$D$78];MATCH([.H32];[.$A$55:.$A$78]))"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y pin can be used, but let’s use 25 and 26 because they are the DAC1,2 output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2S</text:p>
          </table:table-cell>
          <table:table-cell office:value-type="string" calcext:value-type="string">
            <text:p>I2S0</text:p>
          </table:table-cell>
          <table:table-cell office:value-type="string" calcext:value-type="string">
            <text:p>I2S_SCK</text:p>
          </table:table-cell>
          <table:table-cell/>
          <table:table-cell office:value-type="string" calcext:value-type="string">
            <text:p>GPIO</text:p>
          </table:table-cell>
          <table:table-cell table:style-name="ce17" office:value-type="float" office:value="26" calcext:value-type="float">
            <text:p>26</text:p>
          </table:table-cell>
          <table:table-cell table:formula="of:=INDEX([.$D$55:.$D$78];MATCH([.H33];[.$A$55:.$A$78]))"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 we have the option of switching to internal DAC later…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2S</text:p>
          </table:table-cell>
          <table:table-cell office:value-type="string" calcext:value-type="string">
            <text:p>I2S0</text:p>
          </table:table-cell>
          <table:table-cell office:value-type="string" calcext:value-type="string">
            <text:p>I2S_WS</text:p>
          </table:table-cell>
          <table:table-cell/>
          <table:table-cell office:value-type="string" calcext:value-type="string">
            <text:p>GPIO</text:p>
          </table:table-cell>
          <table:table-cell table:style-name="ce17" office:value-type="float" office:value="12" calcext:value-type="float">
            <text:p>12</text:p>
          </table:table-cell>
          <table:table-cell table:formula="of:=INDEX([.$D$55:.$D$78];MATCH([.H34];[.$A$55:.$A$78]))"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CC1200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VSPID</text:p>
          </table:table-cell>
          <table:table-cell office:value-type="string" calcext:value-type="string">
            <text:p>IO_MUX</text:p>
          </table:table-cell>
          <table:table-cell table:style-name="ce17" office:value-type="float" office:value="23" calcext:value-type="float">
            <text:p>23</text:p>
          </table:table-cell>
          <table:table-cell table:formula="of:=INDEX([.$D$55:.$D$78];MATCH([.H36];[.$A$55:.$A$78]))"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nnecting to the same SPI bus as the display, so we have enough pins free for SD ca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VSPIQ</text:p>
          </table:table-cell>
          <table:table-cell office:value-type="string" calcext:value-type="string">
            <text:p>GPIO</text:p>
          </table:table-cell>
          <table:table-cell table:style-name="ce17" office:value-type="float" office:value="35" calcext:value-type="float">
            <text:p>35</text:p>
          </table:table-cell>
          <table:table-cell table:formula="of:=INDEX([.$D$55:.$D$78];MATCH([.H37];[.$A$55:.$A$78]))"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VSPICLK</text:p>
          </table:table-cell>
          <table:table-cell office:value-type="string" calcext:value-type="string">
            <text:p>IO_MUX</text:p>
          </table:table-cell>
          <table:table-cell table:style-name="ce17" office:value-type="float" office:value="18" calcext:value-type="float">
            <text:p>18</text:p>
          </table:table-cell>
          <table:table-cell table:formula="of:=INDEX([.$D$55:.$D$78];MATCH([.H38];[.$A$55:.$A$78]))"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!CC_CS</text:p>
          </table:table-cell>
          <table:table-cell office:value-type="string" calcext:value-type="string">
            <text:p>VSPICS1</text:p>
          </table:table-cell>
          <table:table-cell office:value-type="string" calcext:value-type="string">
            <text:p>GPIO</text:p>
          </table:table-cell>
          <table:table-cell table:style-name="ce17" office:value-type="float" office:value="21" calcext:value-type="float">
            <text:p>21</text:p>
          </table:table-cell>
          <table:table-cell table:formula="of:=INDEX([.$D$55:.$D$78];MATCH([.H39];[.$A$55:.$A$78]))"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CC_INT</text:p>
          </table:table-cell>
          <table:table-cell/>
          <table:table-cell office:value-type="string" calcext:value-type="string">
            <text:p>GPIO</text:p>
          </table:table-cell>
          <table:table-cell table:style-name="ce17" office:value-type="float" office:value="34" calcext:value-type="float">
            <text:p>34</text:p>
          </table:table-cell>
          <table:table-cell table:formula="of:=INDEX([.$D$55:.$D$78];MATCH([.H40];[.$A$55:.$A$78]))"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 card</text:p>
          </table:table-cell>
          <table:table-cell/>
          <table:table-cell office:value-type="string" calcext:value-type="string">
            <text:p>SD 1-bit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_DAT0</text:p>
          </table:table-cell>
          <table:table-cell office:value-type="string" calcext:value-type="string">
            <text:p>SD_DATA0</text:p>
          </table:table-cell>
          <table:table-cell office:value-type="string" calcext:value-type="string">
            <text:p>IO_MUX</text:p>
          </table:table-cell>
          <table:table-cell office:value-type="float" office:value="2" calcext:value-type="float">
            <text:p>2</text:p>
          </table:table-cell>
          <table:table-cell table:formula="of:=INDEX([.$D$55:.$D$78];MATCH([.H42];[.$A$55:.$A$78]))" office:value-type="float" office:value="24" calcext:value-type="float">
            <text:p>24</text:p>
          </table:table-cell>
          <table:table-cell office:value-type="string" calcext:value-type="string">
            <text:p>i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D 1-bit</text:p>
          </table:table-cell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D_CMD</text:p>
          </table:table-cell>
          <table:table-cell office:value-type="string" calcext:value-type="string">
            <text:p>IO_MUX</text:p>
          </table:table-cell>
          <table:table-cell office:value-type="float" office:value="15" calcext:value-type="float">
            <text:p>15</text:p>
          </table:table-cell>
          <table:table-cell table:formula="of:=INDEX([.$D$55:.$D$78];MATCH([.H43];[.$A$55:.$A$78]))"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D 1-bit</text:p>
          </table:table-cell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D_CLK</text:p>
          </table:table-cell>
          <table:table-cell office:value-type="string" calcext:value-type="string">
            <text:p>IO_MUX</text:p>
          </table:table-cell>
          <table:table-cell office:value-type="float" office:value="14" calcext:value-type="float">
            <text:p>14</text:p>
          </table:table-cell>
          <table:table-cell table:formula="of:=INDEX([.$D$55:.$D$78];MATCH([.H44];[.$A$55:.$A$78]))"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32K_XN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INDEX([.$D$55:.$D$78];MATCH([.H46];[.$A$55:.$A$78]))"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32K_XP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INDEX([.$D$55:.$D$78];MATCH([.H47];[.$A$55:.$A$78]))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D’s</text:p>
          </table:table-cell>
          <table:table-cell office:value-type="string" calcext:value-type="string">
            <text:p>WS2812?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LED_DIN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22" calcext:value-type="float">
            <text:p>22</text:p>
          </table:table-cell>
          <table:table-cell table:formula="of:=INDEX([.$D$55:.$D$78];MATCH([.H49];[.$A$55:.$A$78]))"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3" office:value-type="string" calcext:value-type="string">
            <text:p>ESP usable GPIOS</text:p>
          </table:table-cell>
          <table:table-cell table:style-name="ce13" office:value-type="string" calcext:value-type="string">
            <text:p>Input only</text:p>
          </table:table-cell>
          <table:table-cell table:style-name="ce13" office:value-type="string" calcext:value-type="string">
            <text:p>Used by</text:p>
          </table:table-cell>
          <table:table-cell table:style-name="ce13" office:value-type="string" calcext:value-type="string">
            <text:p>WROVER pin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INDEX([.$E$2:.$E$51];MATCH([.A55];[.$H$2:.$H$50];0))" office:value-type="string" office:string-value="!DISP_RESET" calcext:value-type="string">
            <text:p>!DISP_RESET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INDEX([.$E$2:.$E$51];MATCH([.A56];[.$H$2:.$H$50];0))" office:value-type="string" office:string-value="TXD0" calcext:value-type="string">
            <text:p>TXD0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INDEX([.$E$2:.$E$51];MATCH([.A57];[.$H$2:.$H$50];0))" office:value-type="string" office:string-value="SD_DAT0" calcext:value-type="string">
            <text:p>SD_DAT0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INDEX([.$E$2:.$E$51];MATCH([.A58];[.$H$2:.$H$50];0))" office:value-type="string" office:string-value="RXD0" calcext:value-type="string">
            <text:p>RXD0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INDEX([.$E$2:.$E$51];MATCH([.A59];[.$H$2:.$H$50];0))" office:value-type="string" office:string-value="SDA" calcext:value-type="string">
            <text:p>SDA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NDEX([.$E$2:.$E$51];MATCH([.A60];[.$H$2:.$H$50];0))" office:value-type="string" office:string-value="SCL" calcext:value-type="string">
            <text:p>SCL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table:style-name="Default"/>
          <table:table-cell/>
          <table:table-cell table:style-name="ce18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INDEX([.$E$2:.$E$51];MATCH([.A61];[.$H$2:.$H$50];0))" office:value-type="string" office:string-value="I2S_WS" calcext:value-type="string">
            <text:p>I2S_WS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INDEX([.$E$2:.$E$51];MATCH([.A62];[.$H$2:.$H$50];0))" office:value-type="string" office:string-value="DISP_BUSY" calcext:value-type="string">
            <text:p>DISP_BUSY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INDEX([.$E$2:.$E$51];MATCH([.A63];[.$H$2:.$H$50];0))" office:value-type="string" office:string-value="SD_CLK" calcext:value-type="string">
            <text:p>SD_CLK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INDEX([.$E$2:.$E$51];MATCH([.A64];[.$H$2:.$H$50];0))" office:value-type="string" office:string-value="SD_CMD" calcext:value-type="string">
            <text:p>SD_CMD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INDEX([.$E$2:.$E$51];MATCH([.A65];[.$H$2:.$H$50];0))" office:value-type="string" office:string-value="SCK" calcext:value-type="string">
            <text:p>SCK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INDEX([.$E$2:.$E$51];MATCH([.A66];[.$H$2:.$H$50];0))" office:value-type="string" office:string-value="!DISP_CS" calcext:value-type="string">
            <text:p>!DISP_CS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INDEX([.$E$2:.$E$51];MATCH([.A67];[.$H$2:.$H$50];0))" office:value-type="string" office:string-value="!CC_CS" calcext:value-type="string">
            <text:p>!CC_CS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INDEX([.$E$2:.$E$51];MATCH([.A68];[.$H$2:.$H$50];0))" office:value-type="string" office:string-value="LED_DIN" calcext:value-type="string">
            <text:p>LED_DIN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INDEX([.$E$2:.$E$51];MATCH([.A69];[.$H$2:.$H$50];0))" office:value-type="string" office:string-value="MOSI" calcext:value-type="string">
            <text:p>MOSI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INDEX([.$E$2:.$E$51];MATCH([.A70];[.$H$2:.$H$50];0))" office:value-type="string" office:string-value="I2S_SD" calcext:value-type="string">
            <text:p>I2S_SD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INDEX([.$E$2:.$E$51];MATCH([.A71];[.$H$2:.$H$50];0))" office:value-type="string" office:string-value="I2S_SCK" calcext:value-type="string">
            <text:p>I2S_SCK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INDEX([.$E$2:.$E$51];MATCH([.A72];[.$H$2:.$H$50];0))" office:value-type="string" office:string-value="!DC" calcext:value-type="string">
            <text:p>!DC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INDEX([.$E$2:.$E$51];MATCH([.A73];[.$H$2:.$H$50];0))" office:value-type="string" office:string-value="32K_XP" calcext:value-type="string">
            <text:p>32K_XP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INDEX([.$E$2:.$E$51];MATCH([.A74];[.$H$2:.$H$50];0))" office:value-type="string" office:string-value="32K_XN" calcext:value-type="string">
            <text:p>32K_XN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</text:p>
          </table:table-cell>
          <table:table-cell table:formula="of:=INDEX([.$E$2:.$E$51];MATCH([.A75];[.$H$2:.$H$50];0))" office:value-type="string" office:string-value="CC_INT" calcext:value-type="string">
            <text:p>CC_INT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</text:p>
          </table:table-cell>
          <table:table-cell table:formula="of:=INDEX([.$E$2:.$E$51];MATCH([.A76];[.$H$2:.$H$50];0))" office:value-type="string" office:string-value="MISO" calcext:value-type="string">
            <text:p>MISO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y</text:p>
          </table:table-cell>
          <table:table-cell table:formula="of:=INDEX([.$E$2:.$E$51];MATCH([.A77];[.$H$2:.$H$50];0))" office:value-type="string" office:string-value="IQ_INT" calcext:value-type="string">
            <text:p>IQ_IN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table:formula="of:=INDEX([.$E$2:.$E$51];MATCH([.A78];[.$H$2:.$H$50];0))" office:value-type="string" office:string-value="BTN_INT" calcext:value-type="string">
            <text:p>BTN_INT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1015"/>
        </table:table-row>
      </table:table>
      <table:table table:name="PCA9555 IO map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1021" table:default-cell-style-name="Default"/>
        <table:table-row table:style-name="ro1">
          <table:table-cell table:style-name="ce13" office:value-type="string" calcext:value-type="string">
            <text:p>PCA9555</text:p>
          </table:table-cell>
          <table:table-cell table:style-name="ce13" office:value-type="string" calcext:value-type="string">
            <text:p>TR20 Signal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21"/>
        </table:table-row>
        <table:table-row table:style-name="ro1">
          <table:table-cell office:value-type="string" calcext:value-type="string">
            <text:p>P0_0</text:p>
          </table:table-cell>
          <table:table-cell office:value-type="string" calcext:value-type="string">
            <text:p>JOY_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1</text:p>
          </table:table-cell>
          <table:table-cell office:value-type="string" calcext:value-type="string">
            <text:p>JOY_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2</text:p>
          </table:table-cell>
          <table:table-cell office:value-type="string" calcext:value-type="string">
            <text:p>JOY_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3</text:p>
          </table:table-cell>
          <table:table-cell office:value-type="string" calcext:value-type="string">
            <text:p>JOY_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4</text:p>
          </table:table-cell>
          <table:table-cell office:value-type="string" calcext:value-type="string">
            <text:p>JOY_P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5</text:p>
          </table:table-cell>
          <table:table-cell office:value-type="string" calcext:value-type="string">
            <text:p>BTN_A?</text:p>
          </table:table-cell>
          <table:table-cell office:value-type="string" calcext:value-type="string">
            <text:p>There may not be PCB space for buttons A and B because we need space for the CC1200 PCB antenna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0_6</text:p>
          </table:table-cell>
          <table:table-cell office:value-type="string" calcext:value-type="string">
            <text:p>BTN_B?</text:p>
          </table:table-cell>
          <table:table-cell office:value-type="string" calcext:value-type="string">
            <text:p>There may not be PCB space for buttons A and B because we need space for the CC1200 PCB antenna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0_7</text:p>
          </table:table-cell>
          <table:table-cell office:value-type="string" calcext:value-type="string">
            <text:p>BTN_STAR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1_0</text:p>
          </table:table-cell>
          <table:table-cell office:value-type="string" calcext:value-type="string">
            <text:p>CC_RESET</text:p>
          </table:table-cell>
          <table:table-cell office:value-type="string" calcext:value-type="string">
            <text:p>Hardware reset line for CC1200 is optional, since it supports reset over SPI, but this would be a bon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_1</text:p>
          </table:table-cell>
          <table:table-cell office:value-type="string" calcext:value-type="string">
            <text:p>IQS_RESET</text:p>
          </table:table-cell>
          <table:table-cell office:value-type="string" calcext:value-type="string">
            <text:p>Hardware reset line for the IQS550 – maybe useful for getting into the bootloader, though a software command exis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_2</text:p>
          </table:table-cell>
          <table:table-cell office:value-type="string" calcext:value-type="string">
            <text:p>SD_DETECT</text:p>
          </table:table-cell>
          <table:table-cell office:value-type="string" calcext:value-type="string">
            <text:p>Presence of SD c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_3</text:p>
          </table:table-cell>
          <table:table-cell office:value-type="string" calcext:value-type="string">
            <text:p>ACCEL_INT</text:p>
          </table:table-cell>
          <table:table-cell office:value-type="string" calcext:value-type="string">
            <text:p>Accelerometer interrupt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_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7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'ESP32 IO map'.A55:'ESP32 IO map'.B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00:02:42.698961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3:46.751607976</meta:creation-date>
    <dc:date>2019-11-06T00:17:08.144078507</dc:date>
    <meta:editing-duration>P3DT4H26M56S</meta:editing-duration>
    <meta:editing-cycles>31</meta:editing-cycles>
    <meta:generator>LibreOffice/6.2.4.2.0$Linux_X86_64 LibreOffice_project/20$Build-2</meta:generator>
    <meta:document-statistic meta:table-count="2" meta:cell-count="384" meta:object-count="0"/>
  </office:meta>
</office:document-meta>
</file>